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6bc2" officeooo:paragraph-rsid="00096bc2"/>
    </style:style>
    <style:style style:name="P2" style:family="paragraph" style:parent-style-name="Standard">
      <style:text-properties officeooo:rsid="0015d953" officeooo:paragraph-rsid="0015d953"/>
    </style:style>
    <style:style style:name="T1" style:family="text">
      <style:text-properties officeooo:rsid="0015d9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de Tarea <text:span text:style-name="T1">5</text:span>.<text:tab/><text:tab/><text:tab/><text:tab/><text:tab/><text:tab/><text:tab/>Diego Aarón Moreno Galván</text:p>
      <text:p text:style-name="P1">Programación avanzada.</text:p>
      <text:p text:style-name="P1"/>
      <text:p text:style-name="P1"/>
      <text:p text:style-name="P1"/>
      <text:p text:style-name="P2">En esta tarea se resolvio el problema de terioa de juegos. EL cual estaba sencillo de programar sin embargo debes de saber la idea. Para resolverlo, fijarse que si hay una “|” se des activan toda la columna por lo que queda por resolver un problema de grado menor por la izquierda y por la derecha. Suimilarmente pasa con “-”. Para el caso de “+”, se desactivan tanto la columna como la fila, por lo que tendriamos que resolver 4 casos dentro del tablero. Podemos resolver esto recursivamente y obtener el número de posibles casos en los que ganas. Para esto, obtener el número de “Granich” (no recuerdo bien el nombre), que es el mínimo número excluyente de casos en los que ganas. Al tener los resultados de los cuadrantes correspondientes, la respuesta al recombinar será el XOR de las respuestas. Si al final el resultado es un XOR 0, pierdes, si es cualquier otra cosa, ga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0:30:28.623385621</meta:creation-date>
    <dc:date>2019-10-15T00:00:40.010995594</dc:date>
    <meta:editing-duration>PT30M55S</meta:editing-duration>
    <meta:editing-cycles>5</meta:editing-cycles>
    <meta:generator>LibreOffice/6.0.7.3$Linux_X86_64 LibreOffice_project/00m0$Build-3</meta:generator>
    <meta:document-statistic meta:table-count="0" meta:image-count="0" meta:object-count="0" meta:page-count="1" meta:paragraph-count="3" meta:word-count="167" meta:character-count="954" meta:non-whitespace-character-count="784"/>
  </office:meta>
</office:document-meta>
</file>